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175" officeooo:paragraph-rsid="0003d175"/>
    </style:style>
    <style:style style:name="P2" style:family="paragraph" style:parent-style-name="Standard">
      <style:text-properties officeooo:paragraph-rsid="0004efbf"/>
    </style:style>
    <style:style style:name="P3" style:family="paragraph" style:parent-style-name="Standard" style:list-style-name="L1">
      <style:text-properties officeooo:paragraph-rsid="0005103e"/>
    </style:style>
    <style:style style:name="P4" style:family="paragraph" style:parent-style-name="Standard" style:list-style-name="L1">
      <style:text-properties officeooo:rsid="0005103e" officeooo:paragraph-rsid="0005103e"/>
    </style:style>
    <style:style style:name="P5" style:family="paragraph" style:parent-style-name="Standard" style:list-style-name="L2">
      <style:text-properties officeooo:rsid="000753e0" officeooo:paragraph-rsid="000753e0"/>
    </style:style>
    <style:style style:name="P6" style:family="paragraph" style:parent-style-name="Standard" style:list-style-name="L2">
      <style:text-properties officeooo:rsid="000875b8" officeooo:paragraph-rsid="000875b8"/>
    </style:style>
    <style:style style:name="P7" style:family="paragraph" style:parent-style-name="Standard" style:list-style-name="L2">
      <style:text-properties style:text-line-through-style="solid" style:text-line-through-type="single" officeooo:rsid="000753e0" officeooo:paragraph-rsid="000753e0"/>
    </style:style>
    <style:style style:name="P8" style:family="paragraph" style:parent-style-name="Standard" style:list-style-name="L5">
      <style:text-properties style:text-line-through-style="solid" style:text-line-through-type="single" officeooo:rsid="000ac081" officeooo:paragraph-rsid="000ac081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3d175" officeooo:paragraph-rsid="0003d175" style:font-weight-asian="bold" style:font-weight-complex="bold"/>
    </style:style>
    <style:style style:name="P10" style:family="paragraph" style:parent-style-name="Standard" style:list-style-name="L2">
      <style:text-properties officeooo:rsid="0008bf06" officeooo:paragraph-rsid="0008bf06"/>
    </style:style>
    <style:style style:name="P11" style:family="paragraph" style:parent-style-name="Standard" style:list-style-name="L3">
      <style:text-properties officeooo:rsid="0008bf06" officeooo:paragraph-rsid="0008bf06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03d175" officeooo:paragraph-rsid="0003d175" style:font-style-asian="normal" style:font-weight-asian="bold" style:font-style-complex="normal" style:font-weight-complex="bold"/>
    </style:style>
    <style:style style:name="P13" style:family="paragraph" style:parent-style-name="Standard" style:list-style-name="L3">
      <style:text-properties officeooo:rsid="000a0ed4" officeooo:paragraph-rsid="000a0ed4"/>
    </style:style>
    <style:style style:name="P14" style:family="paragraph" style:parent-style-name="Standard" style:list-style-name="L5">
      <style:text-properties officeooo:rsid="000ac081" officeooo:paragraph-rsid="000ac081"/>
    </style:style>
    <style:style style:name="P15" style:family="paragraph" style:parent-style-name="Standard" style:list-style-name="L6">
      <style:text-properties officeooo:rsid="000ac081" officeooo:paragraph-rsid="000ac081"/>
    </style:style>
    <style:style style:name="P16" style:family="paragraph" style:parent-style-name="Standard" style:list-style-name="L6">
      <style:text-properties officeooo:rsid="000cbb8f" officeooo:paragraph-rsid="000cbb8f"/>
    </style:style>
    <style:style style:name="P17" style:family="paragraph" style:parent-style-name="Standard" style:list-style-name="L7">
      <style:text-properties officeooo:rsid="000edff8" officeooo:paragraph-rsid="000edff8"/>
    </style:style>
    <style:style style:name="P18" style:family="paragraph" style:parent-style-name="Standard" style:list-style-name="L7">
      <style:text-properties officeooo:rsid="000f732a" officeooo:paragraph-rsid="000f732a"/>
    </style:style>
    <style:style style:name="P19" style:family="paragraph" style:parent-style-name="Standard">
      <style:text-properties officeooo:rsid="000f732a" officeooo:paragraph-rsid="000f732a"/>
    </style:style>
    <style:style style:name="T1" style:family="text">
      <style:text-properties officeooo:rsid="0003d175"/>
    </style:style>
    <style:style style:name="T2" style:family="text">
      <style:text-properties style:text-underline-style="solid" style:text-underline-width="auto" style:text-underline-color="font-color" fo:font-weight="bold" officeooo:rsid="0003d175" style:font-weight-asian="bold" style:font-weight-complex="bold"/>
    </style:style>
    <style:style style:name="T3" style:family="text">
      <style:text-properties officeooo:rsid="00066a14"/>
    </style:style>
    <style:style style:name="T4" style:family="text">
      <style:text-properties officeooo:rsid="000a0ed4"/>
    </style:style>
    <style:style style:name="T5" style:family="text">
      <style:text-properties officeooo:rsid="000c06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lfadla Issame (TC) :</text:p>
      <text:list xml:id="list251025171" text:style-name="L7">
        <text:list-item>
          <text:p text:style-name="P17">DUT-BUT Informatique ?</text:p>
        </text:list-item>
        <text:list-item>
          <text:p text:style-name="P18">BTS SIO ?</text:p>
        </text:list-item>
      </text:list>
      <text:p text:style-name="P19"/>
      <text:p text:style-name="P9">Bennis Karim (TC) :</text:p>
      <text:list xml:id="list3881729688" text:style-name="L2">
        <text:list-item>
          <text:p text:style-name="P7">DUT GEII</text:p>
          <text:list>
            <text:list-item>
              <text:p text:style-name="P5">Toulouse</text:p>
            </text:list-item>
            <text:list-item>
              <text:p text:style-name="P5">Poitiers</text:p>
            </text:list-item>
            <text:list-item>
              <text:p text:style-name="P5">Paris</text:p>
            </text:list-item>
          </text:list>
        </text:list-item>
        <text:list-item>
          <text:p text:style-name="P10">DUT-BUT informatique </text:p>
        </text:list-item>
        <text:list-item>
          <text:p text:style-name="P10">Licence pro DAWIN (Bordeaux)</text:p>
        </text:list-item>
        <text:list-item>
          <text:p text:style-name="P6">BTS SIO</text:p>
        </text:list-item>
        <text:list-item>
          <text:p text:style-name="P5">Projet programmation web</text:p>
        </text:list-item>
      </text:list>
      <text:p text:style-name="P1"/>
      <text:p text:style-name="P9">Bois-Baumann Gaëtan (TC) :</text:p>
      <text:list xml:id="list400588522" text:style-name="L5">
        <text:list-item>
          <text:p text:style-name="P14">BUT : (Blagnac)</text:p>
          <text:list>
            <text:list-item>
              <text:p text:style-name="P14">informatique</text:p>
            </text:list-item>
            <text:list-item>
              <text:p text:style-name="P8">réseaux et télécommunications</text:p>
            </text:list-item>
          </text:list>
        </text:list-item>
        <text:list-item>
          <text:p text:style-name="P14">projet :</text:p>
          <text:list>
            <text:list-item>
              <text:p text:style-name="P14">Master cyberdéfense et sécurité de l’information</text:p>
            </text:list-item>
            <text:list-item>
              <text:p text:style-name="P14">école d’ingénieur</text:p>
            </text:list-item>
          </text:list>
        </text:list-item>
      </text:list>
      <text:p text:style-name="P1"/>
      <text:p text:style-name="P12">Diop Mohamed (TC) :</text:p>
      <text:list xml:id="list1135389112" text:style-name="L3">
        <text:list-item>
          <text:p text:style-name="P11">école de commerce <text:span text:style-name="T4">(Bordeaux)</text:span></text:p>
          <text:list>
            <text:list-item>
              <text:p text:style-name="P11">vente et management</text:p>
            </text:list-item>
            <text:list-item>
              <text:p text:style-name="P11">gestion économique</text:p>
            </text:list-item>
          </text:list>
        </text:list-item>
        <text:list-item>
          <text:p text:style-name="P13">informatique architecture-système : </text:p>
          <text:list>
            <text:list-item>
              <text:p text:style-name="P13">BTS SIO</text:p>
            </text:list-item>
            <text:list-item>
              <text:p text:style-name="P13">DUT ?</text:p>
            </text:list-item>
          </text:list>
        </text:list-item>
      </text:list>
      <text:p text:style-name="P1"/>
      <text:p text:style-name="P1">Figueras Elise (TA) :</text:p>
      <text:p text:style-name="P1"/>
      <text:p text:style-name="P2"><text:span text:style-name="T2">Fouillade Bardet Romain (TE) :</text:span><text:span text:style-name="T1"> </text:span></text:p>
      <text:list xml:id="list2198559633" text:style-name="L1">
        <text:list-item>
          <text:p text:style-name="P4">habite Marsac</text:p>
        </text:list-item>
        <text:list-item>
          <text:p text:style-name="P3"><text:span text:style-name="T1">BTS SIO :</text:span></text:p>
          <text:list>
            <text:list-item>
              <text:p text:style-name="P3"><text:span text:style-name="T1">B2B → puis spécialité </text:span>SISR</text:p>
            </text:list-item>
            <text:list-item>
              <text:p text:style-name="P4"><text:span text:style-name="T3">Bahuet (</text:span>Brive<text:span text:style-name="T3">)</text:span> → puis licence informatique en alternance</text:p>
            </text:list-item>
          </text:list>
        </text:list-item>
        <text:list-item>
          <text:p text:style-name="P4">projet intégration gendarmerie</text:p>
        </text:list-item>
      </text:list>
      <text:p text:style-name="P1"/>
      <text:p text:style-name="P9">Garnier Eloi (TE) :</text:p>
      <text:list xml:id="list3994243509" text:style-name="L6">
        <text:list-item>
          <text:p text:style-name="P15">DUT-BUT :</text:p>
          <text:list>
            <text:list-item>
              <text:p text:style-name="P15">informatique <text:span text:style-name="T5">(Blagnac)</text:span></text:p>
            </text:list-item>
          </text:list>
        </text:list-item>
        <text:list-item>
          <text:p text:style-name="P16">Mast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08:34:53.058281279</meta:creation-date>
    <meta:generator>LibreOffice/6.1.5.2$Linux_X86_64 LibreOffice_project/10$Build-2</meta:generator>
    <dc:date>2020-12-09T11:03:32.545904365</dc:date>
    <meta:editing-duration>PT40M43S</meta:editing-duration>
    <meta:editing-cycles>10</meta:editing-cycles>
    <meta:document-statistic meta:table-count="0" meta:image-count="0" meta:object-count="0" meta:page-count="1" meta:paragraph-count="37" meta:word-count="140" meta:character-count="741" meta:non-whitespace-character-count="664"/>
  </office:meta>
</office:document-meta>
</file>